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Selection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string">
            <text:p>wine_01h0f3cmbmtvmkd6m243g38m9r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Ruinart</text:p>
          </table:table-cell>
          <table:table-cell office:value-type="float" office:value="35.16839">
            <text:p>35.16839</text:p>
          </table:table-cell>
        </table:table-row>
        <table:table-row>
          <table:table-cell office:value-type="string"/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.0">
            <text:p>2020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string"/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.0">
            <text:p>2023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string"/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string"/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5j2qpstypqd1ckxfc</text:p>
          </table:table-cell>
          <table:table-cell office:value-type="string">
            <text:p>WHITE</text:p>
          </table:table-cell>
          <table:table-cell office:value-type="string">
            <text:p>Vespino Fiano Salento</text:p>
          </table:table-cell>
          <table:table-cell office:value-type="string">
            <text:p>Vespa</text:p>
          </table:table-cell>
          <table:table-cell office:value-type="float" office:value="39.203403">
            <text:p>39.203403</text:p>
          </table:table-cell>
        </table:table-row>
        <table:table-row>
          <table:table-cell office:value-type="string"/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string"/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.0">
            <text:p>19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string"/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m412xccyqa93738axf</text:p>
          </table:table-cell>
          <table:table-cell office:value-type="string">
            <text:p>WHITE</text:p>
          </table:table-cell>
          <table:table-cell office:value-type="string">
            <text:p>Gavi del Comune di Gavi Rovereto</text:p>
          </table:table-cell>
          <table:table-cell office:value-type="string">
            <text:p>Nicola Bergaglio</text:p>
          </table:table-cell>
          <table:table-cell office:value-type="float" office:value="51.388622">
            <text:p>51.388622</text:p>
          </table:table-cell>
        </table:table-row>
        <table:table-row>
          <table:table-cell office:value-type="string"/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string"/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.0">
            <text:p>2015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gzr4kt00c3esv9y0zbcb08ct</text:p>
          </table:table-cell>
          <table:table-cell office:value-type="string">
            <text:p>RED</text:p>
          </table:table-cell>
          <table:table-cell office:value-type="string">
            <text:p>Versacinto Rosso</text:p>
          </table:table-cell>
          <table:table-cell office:value-type="string">
            <text:p>Monteversa</text:p>
          </table:table-cell>
          <table:table-cell office:value-type="float" office:value="46.827522">
            <text:p>46.827522</text:p>
          </table:table-cell>
        </table:table-row>
        <table:table-row>
          <table:table-cell office:value-type="string"/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.0">
            <text:p>1990.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string"/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.0">
            <text:p>1999.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string"/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.0">
            <text:p>2001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sw8fv4jnz39yfssp</text:p>
          </table:table-cell>
          <table:table-cell office:value-type="string">
            <text:p>DESSERT</text:p>
          </table:table-cell>
          <table:table-cell office:value-type="string">
            <text:p>Trockenbeerenauslese</text:p>
          </table:table-cell>
          <table:table-cell office:value-type="string">
            <text:p>Nikolaihof</text:p>
          </table:table-cell>
          <table:table-cell office:value-type="float" office:value="33.791706">
            <text:p>33.791706</text:p>
          </table:table-cell>
        </table:table-row>
        <table:table-row>
          <table:table-cell office:value-type="string"/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Praepositus Kerner Passito</text:p>
          </table:table-cell>
          <table:table-cell office:value-type="string">
            <text:p>Abbazia di Novacella (Stiftskellerei Neustift)</text:p>
          </table:table-cell>
          <table:table-cell office:value-type="float" office:value="49.824368">
            <text:p>49.824368</text:p>
          </table:table-cell>
        </table:table-row>
        <table:table-row>
          <table:table-cell office:value-type="string"/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string"/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string"/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.0">
            <text:p>2016.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</table:table>
      <table:table table:name="Not Matched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.0">
            <text:p>2005.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